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ourier New" fo:language="pt" fo:country="BR" style:font-name-complex="Courier New1"/>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style:text-properties officeooo:paragraph-rsid="001e6b27"/>
    </style:style>
    <style:style style:name="P4" style:family="paragraph" style:parent-style-name="Standard">
      <style:paragraph-properties fo:margin-top="0cm" fo:margin-bottom="0cm" loext:contextual-spacing="false" fo:line-height="100%"/>
      <style:text-properties style:font-name="Courier New" fo:language="pt" fo:country="BR" style:font-name-complex="Courier New1"/>
    </style:style>
    <style:style style:name="P5" style:family="paragraph" style:parent-style-name="Standard">
      <style:paragraph-properties fo:margin-top="0cm" fo:margin-bottom="0cm" loext:contextual-spacing="false" fo:line-height="100%" fo:text-align="end" style:justify-single-word="false"/>
      <style:text-properties style:font-name="Courier New" fo:language="pt" fo:country="BR" style:font-name-complex="Courier New1"/>
    </style:style>
    <style:style style:name="P6" style:family="paragraph" style:parent-style-name="Standard">
      <style:paragraph-properties fo:margin-left="0cm" fo:margin-right="0cm" fo:text-indent="1.27cm" style:auto-text-indent="false"/>
    </style:style>
    <style:style style:name="P7" style:family="paragraph" style:parent-style-name="Standard" style:master-page-name="Standard">
      <style:paragraph-properties fo:margin-top="0cm" fo:margin-bottom="0cm" loext:contextual-spacing="false" fo:line-height="100%" fo:text-align="center" style:justify-single-word="false" style:page-number="auto"/>
      <style:text-properties style:font-name="Courier New" fo:language="pt" fo:country="BR" fo:font-weight="bold" style:font-weight-asian="bold" style:font-name-complex="Courier New1"/>
    </style:style>
    <style:style style:name="P8" style:family="paragraph" style:parent-style-name="Standard">
      <style:paragraph-properties fo:margin-top="0cm" fo:margin-bottom="0cm" loext:contextual-spacing="false" fo:line-height="100%"/>
      <style:text-properties style:font-name="Courier New" fo:language="pt" fo:country="BR" style:font-name-complex="Courier New1"/>
    </style:style>
    <style:style style:name="P9" style:family="paragraph" style:parent-style-name="Standard">
      <style:paragraph-properties fo:margin-top="0cm" fo:margin-bottom="0cm" loext:contextual-spacing="false" fo:line-height="100%"/>
      <style:text-properties style:font-name="Courier New" fo:language="pt" fo:country="BR" officeooo:rsid="001e6b27" officeooo:paragraph-rsid="001e6b27" style:font-name-complex="Courier New1"/>
    </style:style>
    <style:style style:name="P10" style:family="paragraph" style:parent-style-name="Standard">
      <style:paragraph-properties fo:margin-top="0cm" fo:margin-bottom="0cm" loext:contextual-spacing="false" fo:line-height="100%" fo:text-align="center" style:justify-single-word="false"/>
      <style:text-properties style:font-name="Courier New" fo:language="pt" fo:country="BR" fo:font-weight="bold" style:font-weight-asian="bold" style:font-name-complex="Courier New1"/>
    </style:style>
    <style:style style:name="P11" style:family="paragraph" style:parent-style-name="Standard">
      <style:text-properties style:font-name="Courier New" fo:language="pt" fo:country="BR" style:font-name-complex="Courier New1"/>
    </style:style>
    <style:style style:name="P12" style:family="paragraph" style:parent-style-name="Standard">
      <style:paragraph-properties fo:text-align="end" style:justify-single-word="false"/>
      <style:text-properties style:font-name="Courier New" fo:language="pt" fo:country="BR" style:font-name-complex="Courier New1"/>
    </style:style>
    <style:style style:name="P13" style:family="paragraph" style:parent-style-name="Standard">
      <style:paragraph-properties fo:text-align="center" style:justify-single-word="false"/>
      <style:text-properties style:font-name="Courier New" fo:language="pt" fo:country="BR" fo:font-weight="bold" style:font-weight-asian="bold" style:font-name-complex="Courier New1"/>
    </style:style>
    <style:style style:name="P14" style:family="paragraph" style:parent-style-name="Standard">
      <style:paragraph-properties fo:margin-left="0cm" fo:margin-right="0cm" fo:text-indent="1.27cm" style:auto-text-indent="false"/>
      <style:text-properties style:font-name="Courier New" fo:language="pt" fo:country="BR" style:font-name-complex="Courier New1"/>
    </style:style>
    <style:style style:name="T1" style:family="text">
      <style:text-properties style:font-name="Courier New" fo:language="pt" fo:country="BR" style:font-name-complex="Courier New1"/>
    </style:style>
    <style:style style:name="T2" style:family="text">
      <style:text-properties style:font-name="Courier New" fo:language="pt" fo:country="BR" officeooo:rsid="0013581a" style:font-name-complex="Courier New1"/>
    </style:style>
    <style:style style:name="T3" style:family="text">
      <style:text-properties style:font-name="Courier New" fo:language="pt" fo:country="BR" officeooo:rsid="0015a0c4" style:font-name-complex="Courier New1"/>
    </style:style>
    <style:style style:name="T4" style:family="text">
      <style:text-properties style:font-name="Courier New" fo:language="pt" fo:country="BR" officeooo:rsid="0016cb8c" style:font-name-complex="Courier New1"/>
    </style:style>
    <style:style style:name="T5" style:family="text">
      <style:text-properties style:font-name="Courier New" fo:language="pt" fo:country="BR" officeooo:rsid="00190ccf" style:font-name-complex="Courier New1"/>
    </style:style>
    <style:style style:name="T6" style:family="text">
      <style:text-properties style:font-name="Courier New" fo:language="pt" fo:country="BR" officeooo:rsid="001abbbf" style:font-name-complex="Courier New1"/>
    </style:style>
    <style:style style:name="T7" style:family="text">
      <style:text-properties style:font-name="Courier New" fo:language="pt" fo:country="BR" officeooo:rsid="001aeb04" style:font-name-complex="Courier New1"/>
    </style:style>
    <style:style style:name="T8" style:family="text">
      <style:text-properties style:font-name="Courier New" fo:language="pt" fo:country="BR" officeooo:rsid="001c91c5" style:font-name-complex="Courier New1"/>
    </style:style>
    <style:style style:name="T9" style:family="text">
      <style:text-properties style:font-name="Courier New" fo:language="pt" fo:country="BR" officeooo:rsid="001e6b27" style:font-name-complex="Courier New1"/>
    </style:style>
    <style:style style:name="T10" style:family="text">
      <style:text-properties style:font-name="Courier New" fo:language="pt" fo:country="BR" officeooo:rsid="001f3141" style:font-name-complex="Courier New1"/>
    </style:style>
    <style:style style:name="T11" style:family="text">
      <style:text-properties style:font-name="Courier New" fo:language="pt" fo:country="BR" officeooo:rsid="00226359" style:font-name-complex="Courier New1"/>
    </style:style>
    <style:style style:name="T12" style:family="text">
      <style:text-properties style:font-name="Courier New" fo:language="pt" fo:country="BR" officeooo:rsid="0022b22b" style:font-name-complex="Courier New1"/>
    </style:style>
    <style:style style:name="T13" style:family="text">
      <style:text-properties officeooo:rsid="001f1f27"/>
    </style:style>
    <style:style style:name="T14" style:family="text">
      <style:text-properties officeooo:rsid="0026e54e"/>
    </style:style>
    <style:style style:name="T15" style:family="text">
      <style:text-properties officeooo:rsid="00275a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text:p>
      <text:p text:style-name="P4"><text:line-break/> <text:tab/>Acordo ao ouvir um canto estridente de um pássaro doméstico. Ele não ficou lutando contra o próprio corpo até as seis da manhã, enquanto flutuava entre a internet, e os textos, e, por este motivo, não parece se importar com o próprio barulho agudo pela manhã. </text:p>
      <text:p text:style-name="P2"><text:span text:style-name="T1"><text:s/><text:tab/>Contra minha dor de cabeça, decido trocar de status, de “tentando dormir”, para “acordado”. O ar do quarto está quente, a jane</text:span><text:span text:style-name="T2">l</text:span><text:span text:style-name="T1">a fechada, e o sol aquece o colchão </text:span><text:span text:style-name="T2">que repousa</text:span><text:span text:style-name="T1"> no piso, </text:span><text:span text:style-name="T2">logo abaixo do meu corpo, que ainda desligado, possui peso infinito</text:span><text:span text:style-name="T1">. Levanto finalmente, tomo </text:span><text:span text:style-name="T2">a água de dentro do copo que deixo ao lado do colchão</text:span><text:span text:style-name="T1">, </text:span><text:span text:style-name="T2">colocando-me a r</text:span><text:span text:style-name="T1">apidamente </text:span><text:span text:style-name="T2">guardar </text:span><text:span text:style-name="T1">o colchão e o cobertor em seus lugares, como de costume.</text:span></text:p>
      <text:p text:style-name="P4"><text:s text:c="2"/><text:tab/>Escovo os dentes e lavo o rosto, pois o café está pronto. Uma banana e um pão, devem matar a fome matutina, ou vespertina, já que são duas da tarde. Ah, o almoço também já está pronto, e frio inclusive, porém não faz diferença, sendo que não vou almoçar antes das seis da tarde. A reflexão desta minha manhã vespertina, é a facilidade que seres como eu tem para viver. Criado pela mãe e avós, sem períodos de jejum, e sem nenhum perigo real, além daquele que dita o fim do período de alimento e morada gratuito. </text:p>
      <text:p text:style-name="P2"><text:span text:style-name="T1"><text:s/><text:tab/>Pedir para nascer seria loucura tamanha, que jamais me permitiria fazer. O humano é animal, e pensa. </text:span><text:span text:style-name="T3">P</text:span><text:span text:style-name="T1">odemos chamar de qualquer modo o pensamento, </text:span><text:span text:style-name="T3">e </text:span><text:span text:style-name="T1">enquanto mais pensamos, mais ambigüidades e supra-pensamentos encontramos. </text:span><text:span text:style-name="T4">E</text:span><text:span text:style-name="T1">spiralando, toda a ambigüidade gerada, será ruína </text:span><text:span text:style-name="T4">de</text:span><text:span text:style-name="T1"> indivíduos e espécie</text:span><text:span text:style-name="T4">s</text:span><text:span text:style-name="T1">. Pensa-se pouco, age-</text:span><text:span text:style-name="T4">se</text:span><text:span text:style-name="T1"> </text:span><text:span text:style-name="T4">de</text:span><text:span text:style-name="T1">mais, pensa-se muito, age-</text:span><text:span text:style-name="T4">se</text:span><text:span text:style-name="T1"> de menos. E pensando se torna muito mente, pouco humano, e tornando-se humano novamente, nega-se a mente. Meu café esfriou. </text:span></text:p>
      <text:p text:style-name="P2"><text:span text:style-name="T1"><text:s/><text:tab/>A cabeça latejando já não incomoda tanto, sei que se não puder fazer muito hoje, o amanhã me é reservado, e caso me engane aqui, </text:span><text:span text:style-name="T5">ei de </text:span><text:span text:style-name="T1">estar </text:span><text:span text:style-name="T5">melhor</text:span><text:span text:style-name="T1"> amanhã. A mudança na escrita, reflete a mudança na forma de pensar, e, ao contrário do lento computador que uso, minha ca</text:span><text:span text:style-name="T5">chola</text:span><text:span text:style-name="T1"> não parece tão linear. Tudo refloresce, e se decompõe, num ritmo esquisito: rápido, e as vezes lento, porém, quase sempre virtual, dificilmente </text:span><text:span text:style-name="T5">perceptível</text:span><text:span text:style-name="T1"> no físico. A escrita, é </text:span><text:span text:style-name="T5">aqui a</text:span><text:span text:style-name="T1"> manifestação que evid</text:span><text:span text:style-name="T5">ê</text:span><text:span text:style-name="T1">ncia composição caótica, e a pergunta recorrente, é o que faz a amada ciência, para </text:span><text:span text:style-name="T5">só então, </text:span><text:span text:style-name="T1">melhorar es</text:span><text:span text:style-name="T5">t</text:span><text:span text:style-name="T1">a carnificina </text:span><text:span text:style-name="T5">contra os</text:span><text:span text:style-name="T1"> bons pensamentos. Tudo se destrói, nada vale a pena. O que digita, e o que aparece na tela, são fragmentos de uma série de impulsos elétricos que se denominam Eu. E você também. E Eu também. Nós todos fazemos parte. Leitor, digitador, leitor digitador, Eu, </text:span><text:span text:style-name="T6">e, você</text:span><text:span text:style-name="T1">.</text:span></text:p>
      <text:p text:style-name="P3"><text:span text:style-name="T1"><text:s/><text:tab/>Sair de casa, me ajuda a esquecer do Eu, que vive em cada um de nós. Quando nos envolvemos em pessoas, tudo vira externo, e como diria algum poeta mentiroso: - </text:span><text:span text:style-name="T7">O</text:span><text:span text:style-name="T1"> som cala todas as vozes internas. Não foi bem isso que eu li, porém também devo ser poeta mentiroso, pois escrevo um conto que é meio verdade. De todas as coisas que podem acontecer de ruim, a principal, é só querer escrever o que se pensa. Nada frutífero </text:span><text:span text:style-name="T8">deve</text:span><text:span text:style-name="T1"> sair, de alguém que não quer sair para divertir-se. Ninguém pode gostar d</text:span><text:span text:style-name="T9">o</text:span><text:span text:style-name="T1"> saber </text:span><text:soft-page-break/><text:span text:style-name="T1">apenas, e ninguém pode querer </text:span><text:span text:style-name="T9">viver apenas para</text:span><text:span text:style-name="T1"> conhecer, </text:span><text:span text:style-name="T9">pois em fim, há de</text:span><text:span text:style-name="T1"> morrer </text:span><text:span text:style-name="T9">questionando a si mesmo, o quanto que ainda poderia conhecer</text:span><text:span text:style-name="T1">. Ninguém pode </text:span><text:span text:style-name="T9">afirmar</text:span><text:span text:style-name="T1"> ninguém. </text:span><text:span text:style-name="T9">Se não há, então não se sabe. Os opostos, a ambiguidade, ruínas, e o fim: - Lembra? </text:span></text:p>
      <text:p text:style-name="P9">Se não, releia o paragrafo que começa falando da tamanha loucura de poder-se pedir para nascer. </text:p>
      <text:p text:style-name="P3"/>
      <text:p text:style-name="P3">---------------------------<text:span text:style-name="T13">versão 1.2 - progresso ----------------------------------------------</text:span></text:p>
      <text:p text:style-name="P9"/>
      <text:p text:style-name="P2"><text:span text:style-name="T1"><text:s/><text:tab/>Certa parte do meu Eu, chegou a escrever sobre o potencial ilimitado da tecnologia. Porém sempre tentando esquecer-se do potencial limitado do humano atual. Pensar é virtualizar, e a tecnologia é fruto, porém demanda trabalho. Tudo que é trabalho, pode ser automatizado, mas ainda existe o que necessita ser automatizado </text:span><text:span text:style-name="T10">e o automatizador</text:span><text:span text:style-name="T1">. O trabalho deixa de existir pois tudo se automatizou, e agora todos pensam, todos aprenderam a escrever, e aprenderam a vontade verdadeira. A vontade verdadeira, percebe então, que quer trabalhar, e então, inventa o trabalho, escreve agora para se estressar. </text:span></text:p>
      <text:p text:style-name="P4"><text:s/><text:tab/>Estou indigesto e a dor de cabeça agora é um problema. Já é tarde da noite e não pretendo dormir. Dia vai dia vem, e o mundo é o mesmo, parecendo piorar, apenas por deboche aos grandes pensadores. Tudo que é grande se sintetiza em uma frase, dissimulando a imagem ao seu fundo, demonstrando o poder da rede humana de comunicação, em superficializar os mais profundos fossos que o pensamento cavou. Não passou ainda o primeiro dia, "dia vai dia vem", foi uma forma de elucidar a insignificância do tempo externo, na vida dupla do eu, enquanto na condição de viver do pensamento. O Eu social não pode refletir o Eu penso. A filosofia com um martelo não consegue defender quem segura o martelo, nem quem segura a filosofia. </text:p>
      <text:p text:style-name="P4"><text:s/><text:tab/>Tudo isto ali, e aqui, deve ser refutado. Não me importo com contradições. São elas propositais? Sim, e não, depende do propósito, e de quem as propõe: Eu, ou você, e todos aqueles que descrevi, e escrevi, por mais que sejam refutados. </text:p>
      <text:p text:style-name="P2"><text:span text:style-name="T1"><text:s/><text:tab/>Quero dormir, e não posso. Escrevi o parágrafo anterior depois deste, por isto não pude ainda. Amanhã não vou descrever o dia, pois sei que não fará sentido, e talvez o único sentido, foi-me por a escrever. E descrevi o dia no fim da noite, por isto foi uma meia mentira. Será que está confissão me faz sincero? Não me importa tanto, pois nos próximos parágrafos começará uma nova etapa, e apesar de não parecer, tudo aqui foi decidido antes da primeira palavra. A primeira palavra antes de todas, não neste parágrafo, mas no começo do livro. Rio. Não um rio, mas rio bastante. É um livro? Rio de novo. É sim um livro, por mais que me envergonhe admitir, e por mais que esta verdade falsifique </text:span><text:span text:style-name="T11">as reputações dos grandiosos</text:span><text:span text:style-name="T1"> escritores. Escrevi bastante, e muito foi escrito antes disto também. Juntarei tudo, e farei da bagunça, uma maior ainda. Linhas e linhas, e nada escrito, menos ainda do que fora escrito pelos meus humildes companheiros humanos.</text:span></text:p>
      <text:p text:style-name="P2"><text:span text:style-name="T1"><text:s/><text:tab/>A era da informação começa a refletir seus códigos genotípicos nos seres conectados, e todo o condensado criado pelo </text:span><text:soft-page-break/><text:span text:style-name="T1">movimento da rede, circula livre pelos olhos e dedos dos felizardos que presenciam esse momento único, e alienado da espécie. Só os que sentem fome querem comer, e o medo é reservado aos que ainda podem sent</text:span><text:span text:style-name="T11">í</text:span><text:span text:style-name="T1">-lo. O Dia e a noite não mudam na perspectiva da luz artificial dos monitores, se é que monitores possuem perspectivas </text:span><text:span text:style-name="T11">além das quais foram construidos para projetar</text:span><text:span text:style-name="T1">. Tudo que fazem </text:span><text:span text:style-name="T11">os que monitoram,</text:span><text:span text:style-name="T1"> é monitorar, e esquecem, portanto, de viver o vídeo. </text:span><text:span text:style-name="T11">Mesmo que multiplas perspectivas se estendam da tela para além e para dentro dela, o físico pode ser modificado de forma simultanea, entrelaçada, e também intersecionada(semi paralela).</text:span><text:span text:style-name="T1"> <text:s/><text:tab/></text:span></text:p>
      <text:p text:style-name="P2"><text:span text:style-name="T1"><text:s/><text:tab/>Poetas e suas mentiras, um músico me disse que a vida imita o vídeo, quando </text:span><text:span text:style-name="T11">sabe-se que o</text:span><text:span text:style-name="T1"> vídeo imita a música. Quem dera eu ser um evento cósmico ruidoso, emitindo música a quem quer existir. </text:span></text:p>
      <text:p text:style-name="P2"><text:span text:style-name="T1"><text:s/><text:tab/>Quem é Alguém, mas Alguém pode ser, um ser, que não considero Alguém? Milhões de bactérias me ajudam a absorver os nutrientes o </text:span><text:span text:style-name="T12">que </text:span><text:span text:style-name="T1">me aliment</text:span><text:span text:style-name="T12">am</text:span><text:span text:style-name="T1">, porém, nunca as convidei para o café. Intrometidos, e humildes, dividem o alimento da colônia com um </text:span><text:span text:style-name="T12">macro </text:span><text:span text:style-name="T1">organismo </text:span><text:span text:style-name="T12">complexo,dotado até mesmo de uma entidade</text:span><text:span text:style-name="T1"> virtual, que se considera parte importante de um processo do qual não faz parte. O Presidente da fábrica é um programa de computador biológico, e serve apenas de figura da empresa, pois no fim, não comanda os processos internos. Espere, ele decide qual rumo a fábrica toda toma! No fim é tudo a mesma coisa, o produto final é sempre uma merda.</text:span></text:p>
      <text:p text:style-name="P2"><text:span text:style-name="T1"><text:tab/></text:span><text:span text:style-name="T12">Notemos que tal ser ocorre num planeta com diversos tipos de reagentes químicos, que se encontra numa determinada temperatura por uma escala de tempo suficientemente longa para permitir a diversas interações químicas, levando a aumentos de complexidade que permitem a vida ebulir e viver.</text:span></text:p>
      <text:p text:style-name="P4"><text:s/><text:tab/>A próxima etapa, que prometi antes, e a qual prorroguei durante a noite, começa amanhã, e a partir desta palavra: Desculpe. Nunca gostei de me desculpar. Peço desculpas, pois ao menos aqui, ainda não é amanhã. E tenho muito que fazer, antes de começar a nova etapa, pois o apanhado de amontoados é difícil de seqüenciar, além de que, seqüências podem ser inverdades. Ou não, depende da vontade. Vontade é sempre um problema. Eu quero dormir, mas existe outra vontade que sobrepõe esta. Qual é a vontade verdadeira afinal? </text:p>
      <text:p text:style-name="P4"/>
      <text:p text:style-name="P10">Vontade Verdadeira</text:p>
      <text:p text:style-name="P5"/>
      <text:p text:style-name="P4">Repentinamente, <text:line-break/>parei de pensar,</text:p>
      <text:p text:style-name="P4">Pois decidi esperar, <text:line-break/>à vontade me alcançar,</text:p>
      <text:p text:style-name="P4">E percebi, <text:line-break/>que neste inexistente mar imenso,</text:p>
      <text:p text:style-name="P4">Não devo perder <text:line-break/>e achar o que penso,</text:p>
      <text:p text:style-name="P4"><text:soft-page-break/>Mas pensar, <text:line-break/>o que não perco, <text:line-break/>por encontrar</text:p>
      <text:p text:style-name="P4">Alguma vontade verdadeira,</text:p>
      <text:p text:style-name="P4">Em meio a este nada que me permeia.</text:p>
      <text:p text:style-name="P12"><text:line-break/>LeJs Narus</text:p>
      <text:p text:style-name="P13">II<text:line-break/><text:span text:style-name="T14">(Uma Gota Cai)</text:span></text:p>
      <text:p text:style-name="P1">Uma gota cai. Então existe a gota caindo em meio ao nada. Um reflexo existe na gota, e neste reflexo, um hominídeo que idealiza, a respeito da gota, e do refletir. Então chega o impacto, e no momentum, tudo se transforma: o reflexo some, a gota se espatifa em gotículas; dispersando-se, evaporando novamente ao “Nada”. Hominídeo? Já não idealiza nada, pois fora reflexo, que idealizava no microcosmo, de uma realidade momentânea.</text:p>
      <text:p text:style-name="P1"/>
      <text:p text:style-name="P13">III</text:p>
      <text:p text:style-name="P1"><text:s/><text:tab/>Por tempos, o tempo tem passado rápido. E o que andei escrevendo é deveras divertido de escrever, apesar de virtualizar a noção de tempo. O sentido faz sentido afinal, e posso dar sentido também, mas tudo é parte do todo. No mínimo, não tenho vontade do que a civilização desta era quer, e o sentido da vida biológica sempre detém as pessoas, o que não me é diferente. <text:line-break/> <text:tab/>Porém a vontade do eu, não é necessariamente a vontade do corpo, a inventividade imaginativa parece poder modificar isso, materializar o pensamento, construir, automatizar a construção, aprimorar o que constrói. <text:line-break/> <text:tab/>Superar o biológico é também um meio de superar o mental, além de centralizar todo o poder computacional e de sobrevivência, tornando o indivíduo independente do restante, podendo escalar até mesmo limites cósmicos se necessário. <text:line-break/> <text:tab/>Tudo é uma questão de saber como, de computar variáveis e as controlar. Tudo também está muito além deste tempo em que vivemos no momento, até mesmo as aplicações de esforços são diferentes, pois os interesses são diferentes, as vontades estão perdidas na ignorância, desejando a ilusão. <text:tab/></text:p>
      <text:p text:style-name="P1"/>
      <text:p text:style-name="P13">IV<text:line-break/><text:span text:style-name="T15">(O Fim da Vida)</text:span></text:p>
      <text:p text:style-name="P6"><text:soft-page-break/><text:span text:style-name="T1">A vida toma como principal fim, a sobrevivência, e o vivo sadio, de tudo faz para garanti-la. Imaginar e saber, todos os males terrestres e cósmicos, que poderiam arrebatar a preciosa vida terrestre, faz os homens que imaginariam isto, desejar superar o cosmos. Não por felicidades ou racionalidades, mas por ser a dadivosa espada de dois gumes da evolução, tentando desesperada e tortuosa, superar o entendimento de si, para simplesmente garantir a continuidade da vida, que na linha de tempo deste universo, já possui fim quase certo.</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2294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meta:initial-creator>
    <meta:editing-cycles>34</meta:editing-cycles>
    <meta:creation-date>2016-02-23T04:42:00</meta:creation-date>
    <dc:date>2016-12-17T02:29:00.244580801</dc:date>
    <meta:editing-duration>PT57M3S</meta:editing-duration>
    <meta:generator>LibreOffice/4.3.3.2$Linux_X86_64 LibreOffice_project/430m0$Build-2</meta:generator>
    <meta:document-statistic meta:table-count="0" meta:image-count="0" meta:object-count="0" meta:page-count="5" meta:paragraph-count="33" meta:word-count="1839" meta:character-count="10873" meta:non-whitespace-character-count="900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